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18b" draw:textarea-horizontal-align="justify" draw:textarea-vertical-align="middle" draw:auto-grow-height="false" fo:min-height="0.76cm" fo:min-width="1.843cm"/>
    </style:style>
    <style:style style:name="gr2" style:family="graphic" style:parent-style-name="standard">
      <style:graphic-properties draw:fill-color="#ffb18b" draw:textarea-horizontal-align="justify" draw:textarea-vertical-align="middle" draw:auto-grow-height="false" fo:min-height="0.76cm" fo:min-width="1.846cm"/>
    </style:style>
    <style:style style:name="gr3" style:family="graphic" style:parent-style-name="standard">
      <style:graphic-properties draw:fill-color="#e87fa4" draw:textarea-horizontal-align="justify" draw:textarea-vertical-align="middle" draw:auto-grow-height="false" fo:min-height="0.76cm" fo:min-width="1.845cm"/>
    </style:style>
    <style:style style:name="gr4" style:family="graphic" style:parent-style-name="standard">
      <style:graphic-properties draw:fill-color="#7f99e8" draw:textarea-horizontal-align="justify" draw:textarea-vertical-align="middle" draw:auto-grow-height="false" fo:min-height="1.479cm" fo:min-width="2.72cm"/>
    </style:style>
    <style:style style:name="gr5" style:family="graphic" style:parent-style-name="standard">
      <style:graphic-properties draw:fill-color="#7f99e8" draw:textarea-horizontal-align="justify" draw:textarea-vertical-align="middle" draw:auto-grow-height="false" fo:min-height="1.479cm" fo:min-width="2.719cm"/>
    </style:style>
    <style:style style:name="gr6" style:family="graphic" style:parent-style-name="standard">
      <style:graphic-properties draw:fill-color="#98fffb" draw:textarea-horizontal-align="justify" draw:textarea-vertical-align="middle" draw:auto-grow-height="false" fo:min-height="1.481cm" fo:min-width="2.7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b18b"/>
      <style:paragraph-properties fo:text-align="center"/>
      <style:text-properties style:text-position="33% 58%" fo:language="en" fo:country="US"/>
    </style:style>
    <style:style style:name="P3" style:family="paragraph">
      <loext:graphic-properties draw:fill-color="#e87fa4"/>
      <style:paragraph-properties fo:text-align="center"/>
      <style:text-properties style:text-position="33% 58%" fo:language="en" fo:country="US"/>
    </style:style>
    <style:style style:name="P4" style:family="paragraph">
      <loext:graphic-properties draw:fill-color="#7f99e8"/>
      <style:paragraph-properties fo:text-align="center"/>
      <style:text-properties style:text-position="33% 58%" fo:language="en" fo:country="US"/>
    </style:style>
    <style:style style:name="P5" style:family="paragraph">
      <loext:graphic-properties draw:fill-color="#98fffb"/>
      <style:paragraph-properties fo:text-align="center"/>
      <style:text-properties style:text-position="33% 58%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33% 58%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3.313cm" svg:height="1.426cm" svg:x="5.572cm" svg:y="5.318cm">
          <text:p text:style-name="P1"><text:span text:style-name="T1">start 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316cm" svg:height="1.426cm" svg:x="10.584cm" svg:y="5.2cm">
          <text:p text:style-name="P1"><text:span text:style-name="T1">sensors *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3.315cm" svg:height="1.428cm" svg:x="5.572cm" svg:y="22.59cm">
          <text:p text:style-name="P1"><text:span text:style-name="T1">right whe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3.315cm" svg:height="1.426cm" svg:x="10.525cm" svg:y="22.717cm">
          <text:p text:style-name="P1"><text:span text:style-name="T1">left whe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3.22cm" svg:height="1.729cm" svg:x="10.607cm" svg:y="10.652cm">
          <text:p text:style-name="P1"><text:span text:style-name="T1">FORWARD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3.22cm" svg:height="1.729cm" svg:x="5.654cm" svg:y="13.446cm">
          <text:p text:style-name="P1"><text:span text:style-name="T1">TASK</text:span></text:p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3.22cm" svg:height="1.729cm" svg:x="10.652cm" svg:y="16.113cm">
          <text:p text:style-name="P1"><text:span text:style-name="T1">REWIND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3.219cm" svg:height="1.729cm" svg:x="10.608cm" svg:y="19.796cm">
          <text:p text:style-name="P1"><text:span text:style-name="T1">PWM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" draw:id="id3" draw:layer="layout" svg:width="3.222cm" svg:height="1.731cm" svg:x="10.652cm" svg:y="13.446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3.22cm" svg:height="1.729cm" svg:x="5.654cm" svg:y="19.796cm">
          <text:p text:style-name="P1"><text:span text:style-name="T1">PWM 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0.607cm" svg:y1="11.516cm" svg:x2="7.264cm" svg:y2="13.446cm" draw:start-shape="id1" draw:start-glue-point="3" draw:end-shape="id2" draw:end-glue-point="0" svg:d="M10607 11516h-3343v1930" svg:viewBox="0 0 3344 1931">
          <text:p/>
        </draw:connector>
        <draw:connector draw:style-name="gr7" draw:text-style-name="P6" draw:layer="layout" draw:type="line" svg:x1="8.874cm" svg:y1="14.31cm" svg:x2="10.652cm" svg:y2="14.311cm" draw:start-shape="id2" draw:start-glue-point="1" draw:end-shape="id3" draw:end-glue-point="3" svg:d="M8874 14310l1778 1" svg:viewBox="0 0 1779 2">
          <text:p/>
        </draw:connector>
        <draw:connector draw:style-name="gr7" draw:text-style-name="P6" draw:layer="layout" draw:type="lines" svg:x1="12.242cm" svg:y1="6.626cm" svg:x2="12.262cm" svg:y2="10.652cm" draw:start-shape="id4" draw:start-glue-point="8" svg:d="M12242 6626v502l20 3524" svg:viewBox="0 0 21 4027">
          <text:p/>
        </draw:connector>
        <draw:connector draw:style-name="gr7" draw:text-style-name="P6" draw:layer="layout" draw:type="line" svg:x1="12.263cm" svg:y1="15.177cm" svg:x2="12.262cm" svg:y2="16.113cm" draw:start-shape="id3" draw:start-glue-point="2" draw:end-shape="id5" svg:d="M12263 15177l-1 936" svg:viewBox="0 0 2 937">
          <text:p/>
        </draw:connector>
        <draw:connector draw:style-name="gr7" draw:text-style-name="P6" draw:layer="layout" draw:type="line" svg:x1="7.264cm" svg:y1="21.525cm" svg:x2="7.23cm" svg:y2="22.59cm" draw:start-shape="id6" draw:start-glue-point="2" draw:end-shape="id7" draw:end-glue-point="4" svg:d="M7264 21525l-34 1065" svg:viewBox="0 0 35 1066">
          <text:p/>
        </draw:connector>
        <draw:connector draw:style-name="gr7" draw:text-style-name="P6" draw:layer="layout" draw:type="line" svg:x1="12.217cm" svg:y1="21.525cm" svg:x2="12.183cm" svg:y2="22.717cm" draw:start-shape="id8" draw:start-glue-point="2" draw:end-shape="id9" draw:end-glue-point="4" svg:d="M12217 21525l-34 1192" svg:viewBox="0 0 35 1193">
          <text:p/>
        </draw:connector>
        <draw:connector draw:style-name="gr7" draw:text-style-name="P6" draw:layer="layout" draw:type="line" svg:x1="7.229cm" svg:y1="6.744cm" svg:x2="7.264cm" svg:y2="9.177cm" draw:start-shape="id10" draw:start-glue-point="8" draw:end-shape="id11" draw:end-glue-point="0" svg:d="M7229 6744l35 2433" svg:viewBox="0 0 36 2434">
          <text:p/>
        </draw:connector>
        <draw:connector draw:style-name="gr7" draw:text-style-name="P6" draw:layer="layout" draw:type="line" svg:x1="7.264cm" svg:y1="15.175cm" svg:x2="7.264cm" svg:y2="19.796cm" draw:start-shape="id2" draw:start-glue-point="2" draw:end-shape="id6" svg:d="M7264 15175v4621" svg:viewBox="0 0 1 4622">
          <text:p/>
        </draw:connector>
        <draw:connector draw:style-name="gr7" draw:text-style-name="P6" draw:layer="layout" draw:line-skew="1.041cm" svg:x1="7.264cm" svg:y1="15.175cm" svg:x2="12.217cm" svg:y2="19.796cm" draw:start-shape="id2" draw:start-glue-point="2" draw:end-shape="id8" draw:end-glue-point="0" svg:d="M7264 15175v3351h4953v1270" svg:viewBox="0 0 4954 4622">
          <text:p/>
        </draw:connector>
        <draw:custom-shape draw:style-name="gr4" draw:text-style-name="P4" xml:id="id11" draw:id="id11" draw:layer="layout" svg:width="3.22cm" svg:height="1.729cm" svg:x="5.654cm" svg:y="9.177cm">
          <text:p text:style-name="P1"><text:span text:style-name="T1">DEBOU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7.264cm" svg:y1="10.906cm" svg:x2="7.264cm" svg:y2="13.446cm" draw:start-shape="id11" draw:start-glue-point="2" draw:end-shape="id2" draw:end-glue-point="0" svg:d="M7264 10906v2540" svg:viewBox="0 0 1 2541">
          <text:p/>
        </draw:connector>
        <draw:connector draw:style-name="gr7" draw:text-style-name="P6" draw:layer="layout" draw:type="line" svg:x1="10.652cm" svg:y1="16.977cm" svg:x2="8.874cm" svg:y2="14.31cm" draw:start-shape="id5" draw:start-glue-point="3" draw:end-shape="id2" svg:d="M10652 16977l-1778-2667" svg:viewBox="0 0 1779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8.2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33:22.420540912</meta:creation-date>
    <meta:editing-duration>PT5H2M27S</meta:editing-duration>
    <meta:editing-cycles>8</meta:editing-cycles>
    <meta:generator>LibreOffice/5.1.6.2$Linux_X86_64 LibreOffice_project/10m0$Build-2</meta:generator>
    <dc:date>2017-12-14T19:15:00.592676330</dc:date>
    <meta:document-statistic meta:object-count="22"/>
  </office:meta>
</office:document-meta>
</file>